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number-columns-repeated="1011" table:default-cell-style-name="ce8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C30,C39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UVR1H102MHD1TO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mF radial aluminum electrolytic capacito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7-UVR1H102MHD1T0 </text:p>
          </table:table-cell>
          <table:table-cell office:value-type="string" calcext:value-type="string">
            <text:p>n\a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0805C224J5NACTU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-C0805C224J5N</text:p>
          </table:table-cell>
          <table:table-cell office:value-type="string" calcext:value-type="string">
            <text:p>n\a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4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875015119003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,C5,C6,C7,C8,C9,C32,C33,C3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N_TR1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ootprint and symbol of PMEG6010ER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G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3</text:p>
          </table:table-cell>
          <table:table-cell table:style-name="ce13" office:value-type="string" calcext:value-type="string">
            <text:p>LED Green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G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3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R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4</text:p>
          </table:table-cell>
          <table:table-cell table:style-name="ce13" office:value-type="string" calcext:value-type="string">
            <text:p>LED Red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R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V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,Q2,Q3,Q4,Q5,Q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CV1, BUSCNT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EMP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term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WD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576-SMAJ5.0A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DO-214AC</text:p>
          </table:table-cell>
          <table:table-cell table:style-name="ce6" office:value-type="string" calcext:value-type="string">
            <text:p>TVS diode 5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AJ5.0A 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float" office:value="0.43" calcext:value-type="float">
            <text:p>0.43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9"/>
          <table:table-cell table:formula="of:=SUMPRODUCT([.G$1:.G$1048576];[.J$1:.J$1048576])" office:value-type="float" office:value="88.812" calcext:value-type="float">
            <text:p>88.812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5:08:54.719801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10-22T16:10:12.956758706</dc:date>
    <meta:editing-duration>P4DT13H27M43S</meta:editing-duration>
    <meta:editing-cycles>131</meta:editing-cycles>
    <meta:generator>LibreOffice/6.2.7.1$Linux_X86_64 LibreOffice_project/20$Build-1</meta:generator>
    <meta:document-statistic meta:table-count="1" meta:cell-count="474" meta:object-count="0"/>
  </office:meta>
</office:document-meta>
</file>